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594cm" fo:margin-left="-0.016cm" fo:margin-right="8.012cm" table:align="margins"/>
    </style:style>
    <style:style style:name="Table1.A" style:family="table-column">
      <style:table-column-properties style:column-width="3.969cm" style:rel-column-width="27110*"/>
    </style:style>
    <style:style style:name="Table1.B" style:family="table-column">
      <style:table-column-properties style:column-width="5.625cm" style:rel-column-width="384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594cm" fo:margin-left="-0.016cm" fo:margin-right="8.012cm" table:align="margins"/>
    </style:style>
    <style:style style:name="Table2.A" style:family="table-column">
      <style:table-column-properties style:column-width="3.969cm" style:rel-column-width="27110*"/>
    </style:style>
    <style:style style:name="Table2.B" style:family="table-column">
      <style:table-column-properties style:column-width="5.625cm" style:rel-column-width="3842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9.566cm" fo:margin-left="0.012cm" fo:margin-right="8.012cm" table:align="margins"/>
    </style:style>
    <style:style style:name="Table3.A" style:family="table-column">
      <style:table-column-properties style:column-width="3.93cm" style:rel-column-width="26924*"/>
    </style:style>
    <style:style style:name="Table3.B" style:family="table-column">
      <style:table-column-properties style:column-width="5.636cm" style:rel-column-width="3861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9.541cm" fo:margin-left="0.037cm" fo:margin-right="8.012cm" table:align="margins"/>
    </style:style>
    <style:style style:name="Table4.A" style:family="table-column">
      <style:table-column-properties style:column-width="3.916cm" style:rel-column-width="26897*"/>
    </style:style>
    <style:style style:name="Table4.B" style:family="table-column">
      <style:table-column-properties style:column-width="5.625cm" style:rel-column-width="3863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9.541cm" fo:margin-left="0.037cm" fo:margin-right="8.012cm" table:align="margins"/>
    </style:style>
    <style:style style:name="Table5.A" style:family="table-column">
      <style:table-column-properties style:column-width="3.914cm" style:rel-column-width="2219*"/>
    </style:style>
    <style:style style:name="Table5.B" style:family="table-column">
      <style:table-column-properties style:column-width="5.627cm" style:rel-column-width="3190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9.541cm" fo:margin-left="0.037cm" fo:margin-right="8.012cm" table:align="margins"/>
    </style:style>
    <style:style style:name="Table6.A" style:family="table-column">
      <style:table-column-properties style:column-width="3.916cm" style:rel-column-width="26897*"/>
    </style:style>
    <style:style style:name="Table6.B" style:family="table-column">
      <style:table-column-properties style:column-width="5.625cm" style:rel-column-width="3863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etter-spacing="0.106cm"/>
    </style:style>
    <style:style style:name="T5" style:family="text">
      <style:text-properties fo:letter-spacing="0.106cm" fo:font-weight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1.185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A File Format Specification</text:p>
      <text:p text:style-name="P4"/>
      <text:p text:style-name="P4">Version 1.0 - Draft</text:p>
      <text:p text:style-name="P2"/>
      <text:p text:style-name="P1">The file consists of a main header followed by a series of chunks of data. Each chunk also have its own chunck header <text:s/>which will be described on section 2. <text:s/>All the data types are in the default Intel format (little-endian).</text:p>
      <text:p text:style-name="P1"/>
      <text:p text:style-name="P1"><draw:g text:anchor-type="paragraph" draw:z-index="3" draw:style-name="gr4"><draw:rect draw:style-name="gr5" draw:text-style-name="P18" svg:width="5.795cm" svg:height="1.324cm" svg:x="3.321cm" svg:y="0.277cm"><text:p/></draw:rect><draw:frame draw:style-name="gr6" draw:text-style-name="P18" svg:width="2.356cm" svg:height="1.186cm" svg:x="3.321cm" svg:y="0.415cm"><draw:text-box><text:p text:style-name="P18">chunk<text:line-break/>header</text:p></draw:text-box></draw:frame><draw:line draw:style-name="gr7" draw:text-style-name="P18" svg:x1="5.517cm" svg:y1="1.6cm" svg:x2="5.517cm" svg:y2="0.277cm"><text:p/></draw:line><draw:frame draw:style-name="gr6" draw:text-style-name="P18" svg:width="2.356cm" svg:height="1.186cm" svg:x="6.179cm" svg:y="0.415cm"><draw:text-box><text:p text:style-name="P18">chunk<text:line-break/>data</text:p></draw:text-box></draw:frame></draw:g><draw:g text:anchor-type="paragraph" draw:z-index="4" draw:style-name="gr4"><draw:rect draw:style-name="gr5" draw:text-style-name="P18" svg:width="5.795cm" svg:height="1.324cm" svg:x="9.38cm" svg:y="0.266cm"><text:p/></draw:rect><draw:frame draw:style-name="gr6" draw:text-style-name="P18" svg:width="2.356cm" svg:height="1.186cm" svg:x="9.38cm" svg:y="0.404cm"><draw:text-box><text:p text:style-name="P18">chunk<text:line-break/>header</text:p></draw:text-box></draw:frame><draw:line draw:style-name="gr7" draw:text-style-name="P18" svg:x1="11.576cm" svg:y1="1.589cm" svg:x2="11.576cm" svg:y2="0.266cm"><text:p/></draw:line><draw:frame draw:style-name="gr6" draw:text-style-name="P18" svg:width="2.356cm" svg:height="1.186cm" svg:x="12.238cm" svg:y="0.404cm"><draw:text-box><text:p text:style-name="P18">chunk<text:line-break/>data</text:p></draw:text-box></draw:frame></draw:g><draw:line text:anchor-type="paragraph" draw:z-index="1" draw:style-name="gr2" draw:text-style-name="P18" svg:x1="3.163cm" svg:y1="0.123cm" svg:x2="3.163cm" svg:y2="1.816cm"><text:p/></draw:line><draw:frame text:anchor-type="paragraph" draw:z-index="2" draw:style-name="gr3" draw:text-style-name="P18" svg:width="2.408cm" svg:height="1.112cm" svg:x="0.543cm" svg:y="0.441cm"><draw:text-box><text:p text:style-name="P18">Main<text:line-break/>Header</text:p></draw:text-box></draw:frame><draw:rect text:anchor-type="paragraph" draw:z-index="0" draw:style-name="gr1" draw:text-style-name="P18" svg:width="16.828cm" svg:height="1.694cm" svg:x="0.305cm" svg:y="0.123cm"><text:p/></draw:rect></text:p>
      <text:p text:style-name="P1"><draw:frame text:anchor-type="paragraph" draw:z-index="5" draw:style-name="gr8" svg:width="0.742cm" svg:height="0.795cm" svg:x="15.863cm" svg:y="0.037cm"><draw:text-box><text:p>....</text:p></draw:text-box></draw:frame></text:p>
      <text:p text:style-name="P1"/>
      <text:p text:style-name="P1"/>
      <text:p text:style-name="P1"/>
      <text:p text:style-name="P1"/>
      <text:p text:style-name="P3"/>
      <text:list text:style-name="L1">
        <text:list-item>
          <text:p text:style-name="P12">Main Header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ize (Bytes)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8">Identification String “BIA!”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8">Version of BIA file format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8">Size of file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8">Number of chunks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8">Date of Creation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8">Date of Last Modification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8">Integrity Checksum (CRC)</text:p>
          </table:table-cell>
        </table:table-row>
      </table:table>
      <text:p text:style-name="P1"/>
      <text:p text:style-name="P1"><text:span text:style-name="T2">Identification String: </text:span><text:s/>This field has to contain the string “BIA!”. This string is useful so BIA can confirm that this is really a BIA file and not any other file. Obs: The binary representation of the string BIA is equal to the unsigned int 557926722, so its faster (and equivalent) to look for this integer.</text:p>
      <text:p text:style-name="P1"><text:tab/>Data Type: <text:s/>char[4]<text:line-break/><text:tab/>Values: <text:s/>BIA!</text:p>
      <text:p text:style-name="P7"/>
      <text:p text:style-name="P1"><text:span text:style-name="T2">Version of BIA file format: </text:span><text:s/>Holds the version number of the file specification</text:p>
      <text:p text:style-name="P1"><text:tab/>Data Type: Unsigned short integer<text:line-break/><text:tab/>Values:</text:p>
      <text:p text:style-name="P1"><text:tab/>1 - <text:s/>Version 1.0</text:p>
      <text:p text:style-name="P1"/>
      <text:p text:style-name="P1"><text:span text:style-name="T2">Size of file: <text:s/></text:span>The size in bytes of the whole file including the header</text:p>
      <text:p text:style-name="P1"><text:tab/>Data Type: Unsigned integer </text:p>
      <text:p text:style-name="P7"/>
      <text:p text:style-name="P1"><text:soft-page-break/><text:span text:style-name="T2">Number of chunks: <text:s/></text:span>The number of chunks in the file</text:p>
      <text:p text:style-name="P1"><text:tab/>Data Type: Unsigned short integer </text:p>
      <text:p text:style-name="P1"/>
      <text:p text:style-name="P1"><text:span text:style-name="T2">Date of Creation:</text:span> Date of the file creation in Unix time format (number seconds since Jan, 1<text:span text:style-name="T1">st</text:span> 1970). <text:s/>The same returned by time() function. Obs: Use ctime() to get the text representation.</text:p>
      <text:p text:style-name="P1"><text:tab/>Data Type: Unsigned integer </text:p>
      <text:p text:style-name="P1"/>
      <text:p text:style-name="P1"><text:span text:style-name="T2">Date of Last Modification: </text:span><text:s text:c="2"/>Date of the last file modification in Unix time format (number seconds since Jan, 1<text:span text:style-name="T1">st</text:span> 1970). <text:s/>The same returned by time() function. </text:p>
      <text:p text:style-name="P1"><text:tab/>Data Type: Unsigned integer </text:p>
      <text:p text:style-name="P1"/>
      <text:p text:style-name="P1"><text:span text:style-name="T2">Integrity Check: </text:span><text:s/>CRC-32 computation of all main header fields except for itself</text:p>
      <text:p text:style-name="P1"><text:tab/>Data Type: Unsigned integer </text:p>
      <text:p text:style-name="P1"><text:tab/>Values: </text:p>
      <text:p text:style-name="P1"><text:tab/>0 – No integrity verification (reserved)</text:p>
      <text:p text:style-name="P1"/>
      <text:p text:style-name="P1"/>
      <text:p text:style-name="P1"/>
      <text:list text:style-name="L1" text:continue-numbering="true">
        <text:list-item>
          <text:p text:style-name="P12">Chunk Header</text:p>
        </text:list-item>
      </text:list>
      <text:p text:style-name="P3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Size (Bytes)</text:p>
          </table:table-cell>
          <table:table-cell table:style-name="Table2.B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B2" office:value-type="string">
            <text:p text:style-name="P8">Size of chunk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8">Chunck type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8">Version of chunk type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8">Compression Method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B2" office:value-type="string">
            <text:p text:style-name="P8">Integrity Checksum (CRC)</text:p>
          </table:table-cell>
        </table:table-row>
      </table:table>
      <text:p text:style-name="P1"/>
      <text:p text:style-name="P1"><text:span text:style-name="T2">Size of chunk: <text:s/></text:span>The size in bytes of the whole chunck including the header</text:p>
      <text:p text:style-name="P1"><text:tab/>Data Type: Unsigned integer </text:p>
      <text:p text:style-name="P1"/>
      <text:p text:style-name="P1"><text:span text:style-name="T2">Chunk Type: </text:span><text:s/>This field contains the type of the chunk (see section 3)</text:p>
      <text:p text:style-name="P1"><text:tab/>Data Type: Unsigned short integer <text:line-break/><text:tab/>Values: See section 3</text:p>
      <text:p text:style-name="P1"/>
      <text:p text:style-name="P1"><text:span text:style-name="T2">Version of chunck type: </text:span><text:s/>This field holds the version of the chunk type (see section 3).</text:p>
      <text:p text:style-name="P1"><text:tab/>Data Type: Unsigned short integer <text:line-break/></text:p>
      <text:p text:style-name="P1"><text:span text:style-name="T2">Compression Method: </text:span><text:s/>The lossless compression method used to compress the chunk data</text:p>
      <text:p text:style-name="P1"><text:tab/>Data Type: Unsigned short integer </text:p>
      <text:p text:style-name="P1"><text:tab/>Values: </text:p>
      <text:p text:style-name="P1"><text:tab/>0 – No compression</text:p>
      <text:p text:style-name="P1"><text:tab/>1 – Bzip2</text:p>
      <text:p text:style-name="P7"><text:soft-page-break/></text:p>
      <text:p text:style-name="P1"><text:span text:style-name="T2">Integrity Check: </text:span><text:s/>CRC-32 computation of the whole chunck excluding this field</text:p>
      <text:p text:style-name="P1"><text:tab/>Data Type: Unsigned integer </text:p>
      <text:p text:style-name="P1"><text:tab/>Values: </text:p>
      <text:p text:style-name="P1"><text:tab/>0 – No integrity verification (reserved)</text:p>
      <text:p text:style-name="P7"/>
      <text:p text:style-name="P11"/>
      <text:list text:style-name="L2">
        <text:list-item>
          <text:p text:style-name="P13">Chunk Types</text:p>
        </text:list-item>
      </text:list>
      <text:p text:style-name="P7"/>
      <text:list text:style-name="L3">
        <text:list-item>
          <text:p text:style-name="P14">Main Volume Embedded (Chunk Type=1 - Version=1)</text:p>
        </text:list-item>
        <text:list-item>
          <text:p text:style-name="P14">Main Volume Linked (Chunk Type=2 - Version=1)</text:p>
        </text:list-item>
        <text:list-item>
          <text:p text:style-name="P14">Labels (Chunk Type=3 - Version=1)</text:p>
        </text:list-item>
        <text:list-item>
          <text:p text:style-name="P14">Markers (Chunk Type=4 – Version=1)</text:p>
        </text:list-item>
      </text:list>
      <text:p text:style-name="P7"/>
      <text:p text:style-name="P7">To be specified:</text:p>
      <text:list text:style-name="L4">
        <text:list-item>
          <text:p text:style-name="P15">BIA settings (Chunk Type=100 – Version=1)</text:p>
        </text:list-item>
        <text:list-item>
          <text:p text:style-name="P15">Author's information (Chunk Type=101 – Version=1)</text:p>
        </text:list-item>
        <text:list-item>
          <text:p text:style-name="P15">Mid-sagittal Plane (Chunk Type=102 – Version=1)</text:p>
        </text:list-item>
        <text:list-item>
          <text:p text:style-name="P15">Registration (Chunk Type=103 – Version=1)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>3.1. Main Volume Embedded (Chunk Type=1 - Version=1)</text:p>
      <text:p text:style-name="P1"/>
      <text:p text:style-name="P1">This type of chunk contains the main 3D image of BIA. All image data is stored in the chunk (no reference to other files)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Size (Bytes)</text:p>
          </table:table-cell>
          <table:table-cell table:style-name="Table3.B1" office:value-type="string">
            <text:p text:style-name="P8">Description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Size of x axis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Size of y axis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Size of z axis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Bytes per voxel</text:p>
          </table:table-cell>
        </table:table-row>
        <table:table-row>
          <table:table-cell table:style-name="Table3.A2" office:value-type="string">
            <text:p text:style-name="P9">8</text:p>
          </table:table-cell>
          <table:table-cell table:style-name="Table3.B2" office:value-type="string">
            <text:p text:style-name="P8">Voxel dimension in x</text:p>
          </table:table-cell>
        </table:table-row>
        <table:table-row>
          <table:table-cell table:style-name="Table3.A2" office:value-type="string">
            <text:p text:style-name="P9">8</text:p>
          </table:table-cell>
          <table:table-cell table:style-name="Table3.B2" office:value-type="string">
            <text:p text:style-name="P8">Voxel dimension in y</text:p>
          </table:table-cell>
        </table:table-row>
        <table:table-row>
          <table:table-cell table:style-name="Table3.A2" office:value-type="string">
            <text:p text:style-name="P9">8</text:p>
          </table:table-cell>
          <table:table-cell table:style-name="Table3.B2" office:value-type="string">
            <text:p text:style-name="P8">Voxel dimension in z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Orientation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Compression Method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B2" office:value-type="string">
            <text:p text:style-name="P8">Size of data in bytes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B2" office:value-type="string">
            <text:p text:style-name="P8">Size of Options Field</text:p>
          </table:table-cell>
        </table:table-row>
        <table:table-row>
          <table:table-cell table:style-name="Table3.A2" office:value-type="string">
            <text:p text:style-name="P9">-</text:p>
          </table:table-cell>
          <table:table-cell table:style-name="Table3.B2" office:value-type="string">
            <text:p text:style-name="P8">Options Field</text:p>
          </table:table-cell>
        </table:table-row>
        <table:table-row>
          <table:table-cell table:style-name="Table3.A2" office:value-type="string">
            <text:p text:style-name="P9">-</text:p>
          </table:table-cell>
          <table:table-cell table:style-name="Table3.B2" office:value-type="string">
            <text:p text:style-name="P8">Data (image)</text:p>
          </table:table-cell>
        </table:table-row>
      </table:table>
      <text:p text:style-name="P7"><text:tab/></text:p>
      <text:p text:style-name="P1"><text:span text:style-name="T2">Size of _ axis: </text:span><text:s/>The size of the image along the axis</text:p>
      <text:p text:style-name="P1"><text:tab/>Data Type: Unsigned short integer </text:p>
      <text:p text:style-name="P1"/>
      <text:p text:style-name="P1"><text:span text:style-name="T2">Bytes per voxel: </text:span><text:s/>The size of each voxel in bytes</text:p>
      <text:p text:style-name="P1"><text:tab/>Data Type: Unsigned short integer </text:p>
      <text:p text:style-name="P1"><text:tab/>Values:</text:p>
      <text:p text:style-name="P1"><text:tab/>8 – 8bit/voxel</text:p>
      <text:p text:style-name="P1"><text:tab/>16 – 16bit/voxel (default)</text:p>
      <text:p text:style-name="P1"><text:tab/>32 – 32bit/voxel</text:p>
      <text:p text:style-name="P1"/>
      <text:p text:style-name="P1"><text:span text:style-name="T2">Voxel dimension _: </text:span><text:s/>The voxel dimension along this axis.</text:p>
      <text:p text:style-name="P1"><text:tab/>Data Type: Double Floating-point – 8 bytes (IEEE 754 standard) </text:p>
      <text:p text:style-name="P7"/>
      <text:p text:style-name="P1"><text:span text:style-name="T2">Orientation: </text:span><text:span text:style-name="T3">The orientation of the image</text:span></text:p>
      <text:p text:style-name="P1"><text:tab/>Data Type: Unsigned short integer </text:p>
      <text:p text:style-name="P5"><text:tab/>Values:<text:line-break/><text:tab/>0 – Unknown orientation (default)</text:p>
      <text:p text:style-name="P5"/>
      <text:p text:style-name="P7"/>
      <text:p text:style-name="P1"><text:soft-page-break/><text:span text:style-name="T2">Orientation: </text:span><text:span text:style-name="T3">The orientation of the image</text:span></text:p>
      <text:p text:style-name="P1"><text:tab/>Data Type: Unsigned short integer </text:p>
      <text:p text:style-name="P5"><text:tab/>Values:<text:line-break/><text:tab/>0 – Unknown orientation </text:p>
      <text:p text:style-name="P5"><text:tab/>1 – Axial </text:p>
      <text:p text:style-name="P5"><text:tab/>2 – Sagittal</text:p>
      <text:p text:style-name="P5"><text:tab/>3 – Coronal</text:p>
      <text:p text:style-name="P5"/>
      <text:p text:style-name="P1"><text:span text:style-name="T2">Compression Method: </text:span><text:s/>The compression method used to compress the data field. Althought there is already a compression scheme for the whole chunck, here it is possible to have lossy compression methods for the image.</text:p>
      <text:p text:style-name="P1"><text:tab/>Data Type: Unsigned short integer </text:p>
      <text:p text:style-name="P1"><text:tab/>Values: </text:p>
      <text:p text:style-name="P1"><text:tab/>0 – No compression</text:p>
      <text:p text:style-name="P7"/>
      <text:p text:style-name="P1"><text:span text:style-name="T2">Size of data: </text:span><text:s/>The size of the chunk data field in bytes</text:p>
      <text:p text:style-name="P1"><text:tab/>Data Type: Unsigned integer </text:p>
      <text:p text:style-name="P5"/>
      <text:p text:style-name="P1"><text:span text:style-name="T2">Size of Options Field: </text:span><text:s/>The size, in bytes, of the Options field. The value 0 here means that the option field is not present.</text:p>
      <text:p text:style-name="P1"><text:tab/>Data Type: Unsigned integer </text:p>
      <text:p text:style-name="P5"/>
      <text:p text:style-name="P5"><text:span text:style-name="T2">Options Field:</text:span> This field is a variable sized text field that stores any optional information. All information here have to be in pairs: name of the variable and content of the variable. And each term is preceded by the number of caracters used. For example, </text:p>
      <text:p text:style-name="P5"/>
      <text:p text:style-name="P6">7 Patient 11 John Rogers 6 Weight 4 70.4kg</text:p>
      <text:p text:style-name="P6"/>
      <text:p text:style-name="P5">represent 2 variables (Patient=John Rogers and Weight=70kg). This scheme allows variable names and contents with any character (including space and new lines). There is a space character before and after each term. The content of a variable can be empty, in this case the lenght is 0.</text:p>
      <text:p text:style-name="P5"/>
      <text:p text:style-name="P5"><text:span text:style-name="T2">Data:</text:span> The data is stored in the x-y-z nested order. So, first, we have all z's for x=0 and y=0. And then we have all z's for x=0 and y=1, and so on.</text:p>
      <text:p text:style-name="P5"/>
      <text:p text:style-name="P10"/>
      <text:p text:style-name="P7">3.2. Main Volume Linked (Chunk Type=2 - Version=1)</text:p>
      <text:p text:style-name="P1"/>
      <text:p text:style-name="P1">This type of chunk contains a reference to the main 3D image. It points to another file that contains all the image data (SCN, Analyze or DICOM).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Size (Bytes)</text:p>
          </table:table-cell>
          <table:table-cell table:style-name="Table4.B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B2" office:value-type="string">
            <text:p text:style-name="P8">File format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B2" office:value-type="string">
            <text:p text:style-name="P8">Size of Path name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B2" office:value-type="string">
            <text:p text:style-name="P8">Size of File name</text:p>
          </table:table-cell>
        </table:table-row>
        <table:table-row>
          <table:table-cell table:style-name="Table4.A2" office:value-type="string">
            <text:p text:style-name="P9">4</text:p>
          </table:table-cell>
          <table:table-cell table:style-name="Table4.B2" office:value-type="string">
            <text:p text:style-name="P8">Size of Options Field</text:p>
          </table:table-cell>
        </table:table-row>
        <table:table-row>
          <table:table-cell table:style-name="Table4.A2" office:value-type="string">
            <text:p text:style-name="P9">variable</text:p>
          </table:table-cell>
          <table:table-cell table:style-name="Table4.B2" office:value-type="string">
            <text:p text:style-name="P8">Path name</text:p>
          </table:table-cell>
        </table:table-row>
        <table:table-row>
          <table:table-cell table:style-name="Table4.A2" office:value-type="string">
            <text:p text:style-name="P9">variable</text:p>
          </table:table-cell>
          <table:table-cell table:style-name="Table4.B2" office:value-type="string">
            <text:p text:style-name="P8">File name</text:p>
          </table:table-cell>
        </table:table-row>
        <table:table-row>
          <table:table-cell table:style-name="Table4.A2" office:value-type="string">
            <text:p text:style-name="P9">variable</text:p>
          </table:table-cell>
          <table:table-cell table:style-name="Table4.B2" office:value-type="string">
            <text:p text:style-name="P8">Options Field</text:p>
          </table:table-cell>
        </table:table-row>
      </table:table>
      <text:p text:style-name="P7"><text:tab/></text:p>
      <text:p text:style-name="P1"><text:span text:style-name="T2">Format: </text:span><text:s/>The file format of the image</text:p>
      <text:p text:style-name="P1"><text:tab/>Data Type: Unsigned short integer</text:p>
      <text:p text:style-name="P1"><text:tab/>Values:</text:p>
      <text:p text:style-name="P1"><text:tab/>0 – SCN format</text:p>
      <text:p text:style-name="P1"><text:tab/>1 – Analyze 7.5 format</text:p>
      <text:p text:style-name="P1"><text:tab/>2- DICOM format<text:line-break/></text:p>
      <text:p text:style-name="P1"><text:span text:style-name="T2">Size of Path name: </text:span><text:s/>The size, in bytes, of the pathname field. <text:s/>No '\0' in the end of the string.</text:p>
      <text:p text:style-name="P1"><text:tab/>Data Type: Unsigned short integer </text:p>
      <text:p text:style-name="P5"/>
      <text:p text:style-name="P1"><text:span text:style-name="T2">Size of File name: </text:span><text:s/>The size, in bytes, of the filename field. <text:s/>No '\0' in the end of the string.</text:p>
      <text:p text:style-name="P1"><text:tab/>Data Type: Unsigned short integer </text:p>
      <text:p text:style-name="P5"/>
      <text:p text:style-name="P1"><text:span text:style-name="T2">Path name: </text:span><text:s/>String of characters containing the path of the file. <text:s/>If empty, the default is the current folder (same path as the bia file). If the path name does not start with “/” or “\” or windows drives (like “c:”), the path will be taken relatively to the current folder. <text:s/>No '\0' in the end of the string.</text:p>
      <text:p text:style-name="P1"><text:tab/>Data Type: String of chars </text:p>
      <text:p text:style-name="P5"/>
      <text:p text:style-name="P1"><text:span text:style-name="T2">File name: </text:span><text:s/>String of characters containing the filename. <text:s/>No '\0' in the end of the string. The following characters are reserved and cannot be used in a filename:<text:span text:style-name="T4"> </text:span><text:span text:style-name="T5">&lt; &gt; : ' " / \ | ? * </text:span></text:p>
      <text:p text:style-name="P1"><text:tab/>Data Type: String of chars </text:p>
      <text:p text:style-name="P5"/>
      <text:p text:style-name="P1"><text:span text:style-name="T2">Size of Options Field: </text:span><text:s/>Idem previous section</text:p>
      <text:p text:style-name="P5"/>
      <text:p text:style-name="P5"><text:span text:style-name="T2">Options Field:</text:span> <text:s/>Idem previous section</text:p>
      <text:p text:style-name="P5"/>
      <text:p text:style-name="P7"/>
      <text:p text:style-name="P11">3.3. Labels (Chunk Type=3 - Version=1)</text:p>
      <text:p text:style-name="P1"/>
      <text:p text:style-name="P1">This type of chunk contains the labels of the main volume. Each label represents a segmented brain struture (e.g. Brain, Cerebelum, White Matter etc). <text:s/>For each label, there is a structure called BMaps (boolean maps) which is a array of bits with the same size (in bits) as the main volume (same number of voxel). Each label uses one Bmap, where a 0 in one voxel means that that voxel doesn't have that label, and 1 mean that the voxel has that label.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Size (Bytes)</text:p>
          </table:table-cell>
          <table:table-cell table:style-name="Table5.B1" office:value-type="string">
            <text:p text:style-name="P8">Description</text:p>
          </table:table-cell>
        </table:table-row>
        <table:table-row>
          <table:table-cell table:style-name="Table5.A2" office:value-type="string">
            <text:p text:style-name="P9">4</text:p>
          </table:table-cell>
          <table:table-cell table:style-name="Table5.B2" office:value-type="string">
            <text:p text:style-name="P8">Number of labels</text:p>
          </table:table-cell>
        </table:table-row>
        <table:table-row>
          <table:table-cell table:style-name="Table5.A2" office:value-type="string">
            <text:p text:style-name="P9">2</text:p>
          </table:table-cell>
          <table:table-cell table:style-name="Table5.B2" office:value-type="string">
            <text:p text:style-name="P8">Color</text:p>
          </table:table-cell>
        </table:table-row>
        <table:table-row>
          <table:table-cell table:style-name="Table5.A2" office:value-type="string">
            <text:p text:style-name="P9">2</text:p>
          </table:table-cell>
          <table:table-cell table:style-name="Table5.B2" office:value-type="string">
            <text:p text:style-name="P8">Alpha</text:p>
          </table:table-cell>
        </table:table-row>
        <table:table-row>
          <table:table-cell table:style-name="Table5.A2" office:value-type="string">
            <text:p text:style-name="P9">2</text:p>
          </table:table-cell>
          <table:table-cell table:style-name="Table5.B2" office:value-type="string">
            <text:p text:style-name="P8">Visibility</text:p>
          </table:table-cell>
        </table:table-row>
        <table:table-row>
          <table:table-cell table:style-name="Table5.A2" office:value-type="string">
            <text:p text:style-name="P9">1024</text:p>
          </table:table-cell>
          <table:table-cell table:style-name="Table5.B2" office:value-type="string">
            <text:p text:style-name="P8">Label name</text:p>
          </table:table-cell>
        </table:table-row>
        <table:table-row>
          <table:table-cell table:style-name="Table5.A2" office:value-type="string">
            <text:p text:style-name="P9">4</text:p>
          </table:table-cell>
          <table:table-cell table:style-name="Table5.B2" office:value-type="string">
            <text:p text:style-name="P8">Bmap n</text:p>
          </table:table-cell>
        </table:table-row>
        <table:table-row>
          <table:table-cell table:style-name="Table5.A2" office:value-type="string">
            <text:p text:style-name="P9">4</text:p>
          </table:table-cell>
          <table:table-cell table:style-name="Table5.B2" office:value-type="string">
            <text:p text:style-name="P8">Bmap vn – size of Bmap</text:p>
          </table:table-cell>
        </table:table-row>
        <table:table-row>
          <table:table-cell table:style-name="Table5.A2" office:value-type="string">
            <text:p text:style-name="P9">Variable (vn)</text:p>
          </table:table-cell>
          <table:table-cell table:style-name="Table5.B2" office:value-type="string">
            <text:p text:style-name="P8">Bmap</text:p>
          </table:table-cell>
        </table:table-row>
      </table:table>
      <text:p text:style-name="P7"><text:tab/></text:p>
      <text:p text:style-name="P1"><text:span text:style-name="T2">Number of labels: </text:span><text:s/>The number of labels stored </text:p>
      <text:p text:style-name="P1"><text:tab/>Data Type: Unsigned short integer</text:p>
      <text:p text:style-name="P1"/>
      <text:p text:style-name="P1"><text:span text:style-name="T2">Size of “Labels name” Field: </text:span><text:s/>The size, in bytes, of the Labels name field. </text:p>
      <text:p text:style-name="P1"><text:tab/>Data Type: Unsigned short integer </text:p>
      <text:p text:style-name="P5"/>
      <text:p text:style-name="P1"><text:span text:style-name="T2">Size of each BMap: </text:span><text:s/>The size, in bytes, of each Bmap. It must have one bit for each voxels in the image plus some bits of padding.</text:p>
      <text:p text:style-name="P1"><text:tab/>Data Type: Unsigned integer </text:p>
      <text:p text:style-name="P5"/>
      <text:p text:style-name="P5"><text:span text:style-name="T2">Labels name:</text:span> This field is a variable sized text field (similar to the Options field in section 3.1). <text:s/>Each label name is preceded by the number of caracters used. For example, </text:p>
      <text:p text:style-name="P5"/>
      <text:p text:style-name="P6">5 Brain 9 Cerebelum 3 CSF</text:p>
      <text:p text:style-name="P6"/>
      <text:p text:style-name="P5">represent 3 labels (Brain, Cerebelum and CSF).</text:p>
      <text:p text:style-name="P5"/>
      <text:p text:style-name="P1"><text:span text:style-name="T2">BMaps: </text:span><text:s/>All Bmaps are stored one after the other in this field. The order is the same as in the “labels name” field.</text:p>
      <text:p text:style-name="P1"><text:tab/>Data Type: <text:s/>Boolean vector</text:p>
      <text:p text:style-name="P5"/>
      <text:p text:style-name="P1"/>
      <text:p text:style-name="P1"/>
      <text:p text:style-name="P11">3.4. Markers (Chunk Type=4 - Version=1)</text:p>
      <text:p text:style-name="P1"/>
      <text:p text:style-name="P1">This type of chunk contains the Markers used for interactive segmentation (seeds). <text:s/>This type of chunk is identical to the Label chunk (section 3.3). 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Size (Bytes)</text:p>
          </table:table-cell>
          <table:table-cell table:style-name="Table6.B1" office:value-type="string">
            <text:p text:style-name="P8">Description</text:p>
          </table:table-cell>
        </table:table-row>
        <table:table-row>
          <table:table-cell table:style-name="Table6.A2" office:value-type="string">
            <text:p text:style-name="P9">2</text:p>
          </table:table-cell>
          <table:table-cell table:style-name="Table6.B2" office:value-type="string">
            <text:p text:style-name="P8">Number of markers</text:p>
          </table:table-cell>
        </table:table-row>
        <table:table-row>
          <table:table-cell table:style-name="Table6.A2" office:value-type="string">
            <text:p text:style-name="P9">2</text:p>
          </table:table-cell>
          <table:table-cell table:style-name="Table6.B2" office:value-type="string">
            <text:p text:style-name="P8">Size of Markers name field</text:p>
          </table:table-cell>
        </table:table-row>
        <table:table-row>
          <table:table-cell table:style-name="Table6.A2" office:value-type="string">
            <text:p text:style-name="P9">4</text:p>
          </table:table-cell>
          <table:table-cell table:style-name="Table6.B2" office:value-type="string">
            <text:p text:style-name="P8">Size of each BMap</text:p>
          </table:table-cell>
        </table:table-row>
        <table:table-row>
          <table:table-cell table:style-name="Table6.A2" office:value-type="string">
            <text:p text:style-name="P9">variable</text:p>
          </table:table-cell>
          <table:table-cell table:style-name="Table6.B2" office:value-type="string">
            <text:p text:style-name="P8">Markers name</text:p>
          </table:table-cell>
        </table:table-row>
        <table:table-row>
          <table:table-cell table:style-name="Table6.A2" office:value-type="string">
            <text:p text:style-name="P9">variable</text:p>
          </table:table-cell>
          <table:table-cell table:style-name="Table6.B2" office:value-type="string">
            <text:p text:style-name="P8">BMaps</text:p>
          </table:table-cell>
        </table:table-row>
      </table:table>
      <text:p text:style-name="P7"><text:tab/></text:p>
      <text:p text:style-name="P1"><text:span text:style-name="T2">Number of Markers: </text:span><text:s/>The number of markers stored </text:p>
      <text:p text:style-name="P1"><text:tab/>Data Type: Unsigned short integer</text:p>
      <text:p text:style-name="P1"/>
      <text:p text:style-name="P1"><text:span text:style-name="T2">Size of “Markers name” Field: </text:span><text:s/>The size, in bytes, of the Markers name field. </text:p>
      <text:p text:style-name="P1"><text:tab/>Data Type: Unsigned short integer </text:p>
      <text:p text:style-name="P5"/>
      <text:p text:style-name="P1"><text:span text:style-name="T2">Size of each BMap: </text:span><text:s/>The size, in bytes, of each Bmap. </text:p>
      <text:p text:style-name="P1"><text:tab/>Data Type: Unsigned integer </text:p>
      <text:p text:style-name="P5"/>
      <text:p text:style-name="P5"><text:span text:style-name="T2">Markers name:</text:span> This field is a variable sized text field (similar to the Labels name field in section 3.3). <text:s/>Each marker name is preceded by the number of caracters used. For example, </text:p>
      <text:p text:style-name="P5"/>
      <text:p text:style-name="P6">10 Background 6 Object</text:p>
      <text:p text:style-name="P6"/>
      <text:p text:style-name="P5">represent 2 markers (Background and Object).</text:p>
      <text:p text:style-name="P5"/>
      <text:p text:style-name="P1"><text:span text:style-name="T2">BMaps: </text:span><text:s/>All Bmaps are stored one after the other in this field. The order is the same as in the “markers name” field.</text:p>
      <text:p text:style-name="P1"><text:tab/>Data Type: <text:s/>Boolean vector</text:p>
      <text:p text:style-name="P5"/>
      <text:p text:style-name="P1"/>
      <text:p text:style-name="P1"/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uppert</meta:initial-creator>
    <meta:creation-date>2009-05-13T11:46:23</meta:creation-date>
    <dc:creator>Ruppert</dc:creator>
    <dc:date>2009-10-20T13:47:44</dc:date>
    <meta:editing-cycles>75</meta:editing-cycles>
    <meta:editing-duration>P4DT12H55M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9" meta:paragraph-count="230" meta:word-count="1565" meta:character-count="8868"/>
  </office:meta>
</office:document-meta>
</file>